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941e5" officeooo:paragraph-rsid="000941e5" style:font-size-asian="14pt" style:font-size-complex="14pt"/>
    </style:style>
    <style:style style:name="P2" style:family="paragraph" style:parent-style-name="Standard">
      <style:text-properties fo:font-size="14pt" officeooo:rsid="000b7f5d" officeooo:paragraph-rsid="000b7f5d" style:font-size-asian="14pt" style:font-size-complex="14pt"/>
    </style:style>
    <style:style style:name="P3" style:family="paragraph" style:parent-style-name="Standard">
      <style:text-properties fo:font-size="14pt" officeooo:rsid="000bd2f0" officeooo:paragraph-rsid="000bd2f0" style:font-size-asian="14pt" style:font-size-complex="14pt"/>
    </style:style>
    <style:style style:name="P4" style:family="paragraph" style:parent-style-name="Standard">
      <style:text-properties fo:font-size="14pt" officeooo:rsid="000ebbdd" officeooo:paragraph-rsid="000ebbdd" style:font-size-asian="14pt" style:font-size-complex="14pt"/>
    </style:style>
    <style:style style:name="T1" style:family="text">
      <style:text-properties officeooo:rsid="000aabed"/>
    </style:style>
    <style:style style:name="T2" style:family="text">
      <style:text-properties officeooo:rsid="000bd2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pReduce Summary:</text:p>
      <text:p text:style-name="P4">Mahendra Duwal Shrestha</text:p>
      <text:p text:style-name="P4"/>
      <text:p text:style-name="P1">The paper talks about abstract programming model, MapReduce and its assistance in parallel programming and distributed computing. <text:span text:style-name="T1">Two major parts of this model is map function and reduce function. Map function takes a key/value pair and generates a set of intermediate key/value pairs. The reduce function groups together all intermediate values associated with same intermediate key.</text:span></text:p>
      <text:p text:style-name="P1"/>
      <text:p text:style-name="P2">The model abstracts parallelization, optimization, and other details, and makes it easy to use <text:span text:style-name="T2">with interface</text:span>. A map reduce process can be distributed over numbers of computer nodes and hence can be used to operate on large cluster of machines to take advantage of parallelism and distributed computing. Because it uses distributed structure, it is also fault tolerant.</text:p>
      <text:p text:style-name="P2"/>
      <text:p text:style-name="P3">The authors link model with real life data in large volume and its computations and show performance. The most significant example is Google which has to deal with very large volume of data and the authors show application fitness of MapReduce with results in performance.</text:p>
      <text:p text:style-name="P3"/>
      <text:p text:style-name="P4">The model seems to work very good on large static volumes of data but the authors does not talk live feed of data like in Twitter or Facebook. Will it give equally good performance on those kind of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9:57:57.894913670</meta:creation-date>
    <dc:date>2015-03-02T20:41:44.258813260</dc:date>
    <meta:editing-duration>PT38M17S</meta:editing-duration>
    <meta:editing-cycles>7</meta:editing-cycles>
    <meta:generator>LibreOffice/4.2.7.2$Linux_X86_64 LibreOffice_project/420m0$Build-2</meta:generator>
    <meta:document-statistic meta:table-count="0" meta:image-count="0" meta:object-count="0" meta:page-count="1" meta:paragraph-count="6" meta:word-count="203" meta:character-count="1270" meta:non-whitespace-character-count="1072"/>
  </office:meta>
</office:document-meta>
</file>